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none"/>
    </style:style>
    <style:style style:name="P3" style:family="paragraph" style:parent-style-name="Standard">
      <style:paragraph-properties fo:line-height="150%"/>
    </style:style>
    <style:style style:name="P4" style:family="paragraph" style:parent-style-name="Standard" style:list-style-name="L1">
      <style:paragraph-properties fo:line-height="150%"/>
    </style:style>
    <style:style style:name="P5" style:family="paragraph" style:parent-style-name="Standard">
      <style:paragraph-properties fo:line-height="150%"/>
      <style:text-properties style:text-underline-style="none"/>
    </style:style>
    <style:style style:name="P6" style:family="paragraph" style:parent-style-name="Standard" style:list-style-name="L2">
      <style:paragraph-properties fo:line-height="150%"/>
      <style:text-properties style:text-underline-style="none"/>
    </style:style>
    <style:style style:name="P7" style:family="paragraph" style:parent-style-name="Standard" style:list-style-name="L3">
      <style:paragraph-properties fo:line-height="150%"/>
      <style:text-properties style:text-underline-style="none"/>
    </style:style>
    <style:style style:name="P8" style:family="paragraph" style:parent-style-name="Standard">
      <style:paragraph-properties fo:line-height="150%"/>
      <style:text-properties style:text-underline-style="solid" style:text-underline-width="auto" style:text-underline-color="font-color"/>
    </style:style>
    <style:style style:name="P9" style:family="paragraph" style:parent-style-name="Standard">
      <style:paragraph-properties fo:line-height="150%" fo:break-before="pag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etting Up Your Laptop For Programming</text:span></text:p>
      <text:p text:style-name="P2">To begin working as a programmer on 1640, please complete the following steps. You will need a laptop to develop and deploy code. </text:p>
      <text:p text:style-name="P2"/>
      <text:list xml:id="list1496841873167100216" text:style-name="L1">
        <text:list-item>
          <text:p text:style-name="P4">Install Eclipse</text:p>
          <text:list>
            <text:list-header>
              <text:p text:style-name="P4"><text:a xlink:type="simple" xlink:href="http://www.usfirst.org/sites/default/files/uploadedFiles/Robotics_Programs/FRC/Game_and_Season__Info/2015/Installing_Eclipse_C_Java_for_FRC_2015.pdf" text:style-name="Internet_20_link" text:visited-style-name="Visited_20_Internet_20_Link">http://www.usfirst.org/sites/default/files/uploadedFiles/Robotics_Programs/FRC/Game_and_Season__Info/2015/Installing_Eclipse_C_Java_for_FRC_2015.pdf</text:a></text:p>
            </text:list-header>
          </text:list>
        </text:list-item>
        <text:list-item>
          <text:p text:style-name="P4">Install GitHub</text:p>
          <text:list>
            <text:list-header>
              <text:p text:style-name="P4"><text:a xlink:type="simple" xlink:href="https://desktop.github.com/" text:style-name="Internet_20_link" text:visited-style-name="Visited_20_Internet_20_Link">https://desktop.github.com/</text:a></text:p>
            </text:list-header>
          </text:list>
        </text:list-item>
        <text:list-item>
          <text:p text:style-name="P4">Sign Up for GitHub account</text:p>
          <text:list>
            <text:list-header>
              <text:p text:style-name="P4"><text:a xlink:type="simple" xlink:href="https://github.com/" text:style-name="Internet_20_link" text:visited-style-name="Visited_20_Internet_20_Link">https://github.com/</text:a></text:p>
            </text:list-header>
          </text:list>
        </text:list-item>
        <text:list-item>
          <text:p text:style-name="P4">Download the FRC Update Suite only</text:p>
          <text:list>
            <text:list-header>
              <text:p text:style-name="P4"><text:a xlink:type="simple" xlink:href="https://decibel.ni.com/content/docs/DOC-34731" text:style-name="Internet_20_link" text:visited-style-name="Visited_20_Internet_20_Link">https://decibel.ni.com/content/docs/DOC-34731</text:a></text:p>
            </text:list-header>
          </text:list>
        </text:list-item>
        <text:list-item>
          <text:p text:style-name="P4">Ask another programmer to be invited to the 1640 repository</text:p>
        </text:list-item>
        <text:list-item>
          <text:p text:style-name="P4">Clone robot project into eclipse (Please see another programmer for assistance)</text:p>
        </text:list-item>
        <text:list-item>
          <text:p text:style-name="P4">Learn how to deploy code to the robot</text:p>
        </text:list-item>
        <text:list-item>
          <text:p text:style-name="P4">Learn how to work the drivers station</text:p>
        </text:list-item>
      </text:list>
      <text:p text:style-name="P1"/>
      <text:p text:style-name="P8"/>
      <text:p text:style-name="P9">Learning Java</text:p>
      <text:p text:style-name="P2">We advise you complete the following Java tutorials, so you have a basic understanding of Java. <text:s/>Programmers will be available at most meetings, or through slack, to answer any questions you have.</text:p>
      <text:p text:style-name="P2"/>
      <text:list xml:id="list6327364318542890323" text:style-name="L2">
        <text:list-item>
          <text:p text:style-name="P6">A tutorial for complete beginners (please feel comfortable with this material, as it is used in almost all of the programs we write)</text:p>
          <text:list>
            <text:list-header>
              <text:p text:style-name="P6"><text:a xlink:type="simple" xlink:href="http://www.java-made-easy.com/java-for-beginners.html" text:style-name="Internet_20_link" text:visited-style-name="Visited_20_Internet_20_Link">http://www.java-made-easy.com/java-for-beginners.html</text:a></text:p>
            </text:list-header>
          </text:list>
        </text:list-item>
        <text:list-item>
          <text:p text:style-name="P6">Sample problems that tests the basics</text:p>
          <text:list>
            <text:list-header>
              <text:p text:style-name="P6"><text:a xlink:type="simple" xlink:href="http://codingbat.com/" text:style-name="Internet_20_link" text:visited-style-name="Visited_20_Internet_20_Link">http://codingbat.com/</text:a></text:p>
            </text:list-header>
          </text:list>
        </text:list-item>
        <text:list-item>
          <text:p text:style-name="P6">A tutorial that covers more in depth concepts (not everything on this website will be used, but it is all helpful to know)</text:p>
          <text:list>
            <text:list-header>
              <text:p text:style-name="P6"><text:a xlink:type="simple" xlink:href="http://www.tutorialspoint.com/java/index.htm" text:style-name="Internet_20_link" text:visited-style-name="Visited_20_Internet_20_Link">http://www.tutorialspoint.com/java/index.htm</text:a></text:p>
            </text:list-header>
          </text:list>
        </text:list-item>
        <text:list-item>
          <text:p text:style-name="P6">Another tutorial that covers more in depth concepts </text:p>
          <text:list>
            <text:list-header>
              <text:p text:style-name="P6"><text:a xlink:type="simple" xlink:href="https://www.artima.com/objectsandjava/webuscript/index.html" text:style-name="Internet_20_link" text:visited-style-name="Visited_20_Internet_20_Link">https://www.artima.com/objectsandjava/webuscript/index.html</text:a></text:p>
            </text:list-header>
          </text:list>
        </text:list-item>
        <text:list-item>
          <text:p text:style-name="P6">Tutorials from another FRC team. Lesson 5 covers many of the classes WPILib (the code provided to us that allows us to talk to motors, sensors, controllers, ect.) </text:p>
          <text:list>
            <text:list-header>
              <text:p text:style-name="P6"><text:a xlink:type="simple" xlink:href="http://slidell-robotics.com/index.php?page=javaresources" text:style-name="Internet_20_link" text:visited-style-name="Visited_20_Internet_20_Link">http://slidell-robotics.com/index.php?page=javaresources</text:a></text:p>
            </text:list-header>
          </text:list>
        </text:list-item>
        <text:list-item>
          <text:p text:style-name="P6">This is the website documenting WPILib. You do not need to go over everything on this website, but if you are looking to go over something in particular with the WPILib, this will help</text:p>
          <text:list>
            <text:list-header>
              <text:p text:style-name="P6"><text:a xlink:type="simple" xlink:href="https://wpilib.screenstepslive.com/s/4485" text:style-name="Internet_20_link" text:visited-style-name="Visited_20_Internet_20_Link">https://wpilib.screenstepslive.com/s/4485</text:a></text:p>
            </text:list-header>
          </text:list>
        </text:list-item>
      </text:list>
      <text:p text:style-name="P2"/>
      <text:p text:style-name="P2"/>
      <text:p text:style-name="P8"/>
      <text:p text:style-name="P9">Review</text:p>
      <text:p text:style-name="P2">When you have looked through these tutorials, <text:s/>please make sure you feel comfortable with the following topics:</text:p>
      <text:p text:style-name="P2"/>
      <text:list xml:id="list5271456727603827462" text:style-name="L3">
        <text:list-item>
          <text:p text:style-name="P7">variables </text:p>
          <text:list>
            <text:list-item>
              <text:p text:style-name="P7">Types: int, double, String</text:p>
            </text:list-item>
            <text:list-item>
              <text:p text:style-name="P7">scope</text:p>
            </text:list-item>
          </text:list>
        </text:list-item>
        <text:list-item>
          <text:p text:style-name="P7">basic math, logic, and comparison operators</text:p>
        </text:list-item>
        <text:list-item>
          <text:p text:style-name="P7">if else statements</text:p>
        </text:list-item>
        <text:list-item>
          <text:p text:style-name="P7">switch statements</text:p>
        </text:list-item>
        <text:list-item>
          <text:p text:style-name="P7">while and for loops</text:p>
        </text:list-item>
        <text:list-item>
          <text:p text:style-name="P7">arrays and array lists</text:p>
        </text:list-item>
        <text:list-item>
          <text:p text:style-name="P7">classes and objects</text:p>
        </text:list-item>
        <text:list-item>
          <text:p text:style-name="P7">member variables</text:p>
        </text:list-item>
        <text:list-item>
          <text:p text:style-name="P7">methods</text:p>
        </text:list-item>
        <text:list-item>
          <text:p text:style-name="P7">private / public</text:p>
        </text:list-item>
        <text:list-item>
          <text:p text:style-name="P7">encapsulation</text:p>
        </text:list-item>
        <text:list-item>
          <text:p text:style-name="P7">abstract classes &amp; inheritance</text:p>
        </text:list-item>
        <text:list-item>
          <text:p text:style-name="P7">threads</text:p>
        </text:list-item>
        <text:list-item>
          <text:p text:style-name="P7">basics of WPILi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Dodds</meta:initial-creator>
    <meta:creation-date>2015-08-22T23:02:19.59</meta:creation-date>
    <dc:date>2015-08-26T01:34:43.68</dc:date>
    <dc:creator>Laura Dodds</dc:creator>
    <meta:editing-duration>PT7H10M36S</meta:editing-duration>
    <meta:editing-cycles>17</meta:editing-cycles>
    <meta:generator>OpenOffice/4.1.1$Win32 OpenOffice.org_project/411m6$Build-9775</meta:generator>
    <meta:document-statistic meta:table-count="0" meta:image-count="0" meta:object-count="0" meta:page-count="3" meta:paragraph-count="46" meta:word-count="339" meta:character-count="2330"/>
  </office:meta>
</office:document-meta>
</file>